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Клонирование репозитория <text:span text:style-name="Source_20_Text">yb-orm</text:span> и сборка без Qt:</text:p>
      <text:p text:style-name="Preformatted_20_Text">$ cd</text:p>
      <text:p text:style-name="Preformatted_20_Text">$ mkdir work</text:p>
      <text:p text:style-name="Preformatted_20_Text">$ cd ~/work</text:p>
      <text:p text:style-name="Preformatted_20_Text">$ git clone <text:a xlink:type="simple" xlink:href="mailto:git@github.com">git@github.com</text:a>:vnaydionov/yb-orm.git</text:p>
      <text:p text:style-name="Preformatted_20_Text">$ cd yb-orm/</text:p>
      <text:p text:style-name="Preformatted_20_Text">$ sh autogen.sh</text:p>
      <text:p text:style-name="Preformatted_20_Text">$ mkdir ../yb-orm.build0</text:p>
      <text:p text:style-name="Preformatted_20_Text">$ cd ../yb-orm.build0/</text:p>
      <text:p text:style-name="Preformatted_20_Text">$ ../yb-orm/configure --disable-static --prefix=~/work/yb-orm.inst0 --with-test-db-url=sqlite+sqlite://~/work/test1db.sqlite</text:p>
      <text:p text:style-name="Preformatted_20_Text">$ make -j2</text:p>
      <text:p text:style-name="Preformatted_20_Text">$ make install</text:p>
      <text:p text:style-name="Preformatted_20_Text">$ make -C ./tests/orm/ mk_tables.sql</text:p>
      <text:p text:style-name="Preformatted_20_Text">$ sqlite3 ~/work/test1db.sqlite &lt; ./tests/orm/mk_tables.sql </text:p>
      <text:p text:style-name="Preformatted_20_Text">$ make -j2 check</text:p>
      <text:p text:style-name="Text_20_body">Сборка <text:span text:style-name="Source_20_Text">yb-orm</text:span> с библиотекой Qt:</text:p>
      <text:p text:style-name="Preformatted_20_Text">$ cd ~/work</text:p>
      <text:p text:style-name="Preformatted_20_Text">$ mkdir yb-orm.build-qt </text:p>
      <text:p text:style-name="Preformatted_20_Text">$ cd yb-orm.build-qt/ </text:p>
      <text:p text:style-name="Preformatted_20_Text">$ cmake -DCMAKE_INSTALL_PREFIX=$HOME/work/yb-orm.inst-qt -DUSE_QT4=ON ../yb-orm </text:p>
      <text:p text:style-name="Preformatted_20_Text">$ make -j2</text:p>
      <text:p text:style-name="Preformatted_20_Text">$ make install </text:p>
      <text:p text:style-name="Text_20_body">Клонирование репозитория <text:span text:style-name="Source_20_Text">schedule-mami</text:span> и сборка сервера:</text:p>
      <text:p text:style-name="Preformatted_20_Text">$ cd ~/work</text:p>
      <text:p text:style-name="Preformatted_20_Text">$ git clone <text:a xlink:type="simple" xlink:href="mailto:git@github.com">git@github.com</text:a>:vnaydionov/schedule-mami.git</text:p>
      <text:p text:style-name="Preformatted_20_Text">$ cd schedule-mami/server/</text:p>
      <text:p text:style-name="Preformatted_20_Text">$ sh autogen.sh</text:p>
      <text:p text:style-name="Preformatted_20_Text">$ mkdir ../server.build</text:p>
      <text:p text:style-name="Preformatted_20_Text">$ cd ../server.build/</text:p>
      <text:p text:style-name="Preformatted_20_Text">$ ../server/configure --with-yborm-root=$HOME/work/yb-orm.inst0 --with-test-db-url=sqlite+sqlite://$HOME/work/schedule-mami/schedule_test.sqlite</text:p>
      <text:p text:style-name="Preformatted_20_Text">$ make -j2</text:p>
      <text:p text:style-name="Preformatted_20_Text">$ sqlite3 ~/work/schedule-mami/schedule_test.sqlite &lt; ./src/domain/schedule_schema.sql </text:p>
      <text:p text:style-name="Preformatted_20_Text">$ make -j2 check</text:p>
      <text:p text:style-name="Text_20_body">Создание базы данных для сервера расписания, нужно будет ввести админ. пароль от MySQL:</text:p>
      <text:p text:style-name="Preformatted_20_Text">$ mysql -u root -p mysql</text:p>
      <text:p text:style-name="Preformatted_20_Text">mysql&gt; create database schedule_db default charset utf8; </text:p>
      <text:p text:style-name="Preformatted_20_Text">mysql&gt; create user 'schedule_usr'@'localhost' identified by 'schedule_pwd';</text:p>
      <text:p text:style-name="Preformatted_20_Text">mysql&gt; create user <text:s/>'schedule_usr' identified by 'schedule_pwd';</text:p>
      <text:p text:style-name="Preformatted_20_Text">mysql&gt; grant all on schedule_db.* to schedule_usr; </text:p>
      <text:p text:style-name="Preformatted_20_Text">mysql&gt; grant all on schedule_db.* to 'schedule_usr'@'localhost'; </text:p>
      <text:p text:style-name="Text_20_body">Развертывание архива базы данных:</text:p>
      <text:p text:style-name="Preformatted_20_Text">$ cd ~/work/schedule-mami/</text:p>
      <text:p text:style-name="Preformatted_20_Text">$ zcat ./doc/database/schedule_db.dump.20140604.gz | mysql -u schedule_usr -pschedule_pwd schedule_db</text:p>
      <text:p text:style-name="Text_20_body">Проверить, что установлен пакет <text:span text:style-name="Source_20_Text">libmyodbc</text:span>. Создание источника данных ODBC — добавить в <text:span text:style-name="Source_20_Text">~/.odbc.ini</text:span> следующее:</text:p>
      <text:p text:style-name="Preformatted_20_Text">[schedule_dsn]</text:p>
      <text:p text:style-name="Preformatted_20_Text">Description <text:s text:c="4"/>= MAMI Schedule DB</text:p>
      <text:p text:style-name="Preformatted_20_Text">Driver <text:s text:c="9"/>= MyODBC</text:p>
      <text:p text:style-name="Preformatted_20_Text">Server <text:s text:c="9"/>= localhost</text:p>
      <text:p text:style-name="Preformatted_20_Text">Database <text:s text:c="7"/>= schedule_db</text:p>
      <text:p text:style-name="Preformatted_20_Text">Port <text:s text:c="11"/>=</text:p>
      <text:p text:style-name="Preformatted_20_Text">Socket <text:s text:c="9"/>=</text:p>
      <text:p text:style-name="Preformatted_20_Text"><text:soft-page-break/>Option <text:s text:c="9"/>= 3</text:p>
      <text:p text:style-name="Preformatted_20_Text">Stmt <text:s text:c="11"/>=</text:p>
      <text:p text:style-name="Preformatted_20_Text">CharSet <text:s text:c="8"/>= UTF8</text:p>
      <text:p text:style-name="Text_20_body">При этом в конфиг. файле сервера (<text:span text:style-name="Source_20_Text">~/work/schedule-mami/server.build/src/settings.xml</text:span>) должно быть вот что:</text:p>
      <text:p text:style-name="Preformatted_20_Text">&lt;?xml version="1.0" encoding="utf-8"?&gt;</text:p>
      <text:p text:style-name="Preformatted_20_Text">&lt;Settings&gt;</text:p>
      <text:p text:style-name="Preformatted_20_Text"><text:s text:c="4"/>&lt;port&gt;19090&lt;/port&gt;</text:p>
      <text:p text:style-name="Preformatted_20_Text"><text:s text:c="4"/>&lt;db_conn_string&gt;mysql+odbc://schedule_usr:schedule_pwd@schedule_dsn&lt;/db_conn_string&gt;</text:p>
      <text:p text:style-name="Preformatted_20_Text"><text:s text:c="4"/>&lt;logger_mode&gt;Up&lt;/logger_mode&gt;</text:p>
      <text:p text:style-name="Preformatted_20_Text"><text:s text:c="4"/>&lt;log_filename&gt;schedule_srv.log&lt;/log_filename&gt;</text:p>
      <text:p text:style-name="Preformatted_20_Text">&lt;/Settings&gt;</text:p>
      <text:p text:style-name="Text_20_body">Запуск сервера расписания:</text:p>
      <text:p text:style-name="Preformatted_20_Text">$ cd <text:bookmark-start text:name="__DdeLink__96_1842733360"/>~/work/schedule-mami/server.build/src<text:bookmark-end text:name="__DdeLink__96_1842733360"/></text:p>
      <text:p text:style-name="Preformatted_20_Text">$ ./schedule</text:p>
      <text:p text:style-name="Text_20_body">Проверка, что сервер отвечает на запросы:</text:p>
      <text:p text:style-name="Preformatted_20_Text">$ wget -q -O- --header "Content-type: text/xml" --post-data "&lt;request version='0.1' type='auth'&gt;&lt;login&gt;medved&lt;/login&gt;&lt;pass&gt;preved&lt;/pass&gt;&lt;/request&gt;" 127.0.0.1:19090/main</text:p>
      <text:p text:style-name="Preformatted_20_Text">&lt;?xml version="1.0" encoding="utf-8"?&gt;</text:p>
      <text:p text:style-name="Preformatted_20_Text">&lt;response type="auth" version="0.1"&gt;&lt;status&gt;OK&lt;/status&gt;&lt;token&gt;5453078334992663731&lt;/token&gt;&lt;/response&gt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</meta:initial-creator>
    <meta:creation-date>2014-06-07T09:41:58</meta:creation-date>
    <dc:date>2014-06-09T17:46:18</dc:date>
    <dc:creator>Viacheslav Naydenov</dc:creator>
    <meta:editing-duration>PT1H38M25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69" meta:word-count="292" meta:character-count="2829" meta:non-whitespace-character-count="2490"/>
  </office:meta>
</office:document-meta>
</file>